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2c49"/>
    </style:style>
    <style:style style:name="P2" style:family="paragraph" style:parent-style-name="Standard">
      <style:text-properties officeooo:paragraph-rsid="00109983"/>
    </style:style>
    <style:style style:name="P3" style:family="paragraph" style:parent-style-name="Standard">
      <style:text-properties officeooo:rsid="00102c49" officeooo:paragraph-rsid="00102c49"/>
    </style:style>
    <style:style style:name="P4" style:family="paragraph" style:parent-style-name="Standard">
      <style:text-properties officeooo:rsid="00102c49" officeooo:paragraph-rsid="00109983"/>
    </style:style>
    <style:style style:name="P5" style:family="paragraph" style:parent-style-name="Standard">
      <style:text-properties officeooo:rsid="00102c49" officeooo:paragraph-rsid="00155334"/>
    </style:style>
    <style:style style:name="P6" style:family="paragraph" style:parent-style-name="Standard">
      <style:text-properties officeooo:paragraph-rsid="0014207a"/>
    </style:style>
    <style:style style:name="P7" style:family="paragraph" style:parent-style-name="Standard">
      <style:text-properties officeooo:paragraph-rsid="00155334"/>
    </style:style>
    <style:style style:name="P8" style:family="paragraph" style:parent-style-name="Standard">
      <style:text-properties fo:color="#000000" style:font-name="Liberation Serif" fo:font-size="12pt" officeooo:paragraph-rsid="001721b5" style:font-name-asian="Monospace" style:font-size-asian="12pt" style:font-name-complex="Monospace" style:font-size-complex="12pt"/>
    </style:style>
    <style:style style:name="P9" style:family="paragraph" style:parent-style-name="Standard">
      <style:text-properties fo:color="#000000" style:font-name="Liberation Serif" fo:font-size="12pt" officeooo:rsid="00102c49" officeooo:paragraph-rsid="00102c49" style:font-name-asian="Monospace" style:font-size-asian="12pt" style:font-name-complex="Monospace" style:font-size-complex="12pt"/>
    </style:style>
    <style:style style:name="P10" style:family="paragraph" style:parent-style-name="Standard">
      <style:text-properties fo:color="#000000" style:font-name="Liberation Serif" fo:font-size="12pt" officeooo:rsid="00102c49" officeooo:paragraph-rsid="00189290" style:font-name-asian="Monospace" style:font-size-asian="12pt" style:font-name-complex="Monospace" style:font-size-complex="12pt"/>
    </style:style>
    <style:style style:name="P11" style:family="paragraph" style:parent-style-name="Standard">
      <style:text-properties fo:color="#3f7f5f" style:font-name="Monospace" fo:font-size="10pt" officeooo:paragraph-rsid="00155334" style:font-name-asian="Monospace" style:font-size-asian="10pt" style:font-name-complex="Monospace" style:font-size-complex="10pt"/>
    </style:style>
    <style:style style:name="P12" style:family="paragraph" style:parent-style-name="Standard">
      <style:text-properties style:font-name="Liberation Serif" fo:font-size="12pt" officeooo:paragraph-rsid="00189290" style:font-name-asian="Monospace" style:font-size-asian="12pt" style:font-name-complex="Monospace" style:font-size-complex="12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paragraph-rsid="001721b5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break-before="page"/>
      <style:text-properties officeooo:paragraph-rsid="00155334"/>
    </style:style>
    <style:style style:name="T1" style:family="text">
      <style:text-properties officeooo:rsid="00102c49"/>
    </style:style>
    <style:style style:name="T2" style:family="text">
      <style:text-properties officeooo:rsid="00109983"/>
    </style:style>
    <style:style style:name="T3" style:family="text">
      <style:text-properties officeooo:rsid="00129227"/>
    </style:style>
    <style:style style:name="T4" style:family="text">
      <style:text-properties officeooo:rsid="0014207a"/>
    </style:style>
    <style:style style:name="T5" style:family="text">
      <style:text-properties officeooo:rsid="00155334"/>
    </style:style>
    <style:style style:name="T6" style:family="text">
      <style:text-properties style:font-name="Monospace" fo:font-size="10pt" officeooo:rsid="001721b5" style:font-size-asian="10pt" style:font-size-complex="10pt"/>
    </style:style>
    <style:style style:name="T7" style:family="text">
      <style:text-properties style:font-name="Monospace" fo:font-size="10pt" officeooo:rsid="00189290" style:font-size-asian="10pt" style:font-size-complex="10pt"/>
    </style:style>
    <style:style style:name="T8" style:family="text">
      <style:text-properties officeooo:rsid="001721b5"/>
    </style:style>
    <style:style style:name="T9" style:family="text">
      <style:text-properties fo:color="#000000"/>
    </style:style>
    <style:style style:name="T10" style:family="text">
      <style:text-properties fo:color="#000000" style:font-name="Liberation Serif" fo:font-size="12pt" officeooo:rsid="00155334" style:font-name-asian="Monospace" style:font-size-asian="12pt" style:font-name-complex="Monospace" style:font-size-complex="12pt"/>
    </style:style>
    <style:style style:name="T11" style:family="text">
      <style:text-properties fo:color="#000000" officeooo:rsid="00189290"/>
    </style:style>
    <style:style style:name="T12" style:family="text">
      <style:text-properties fo:color="#000000" style:font-name="Monospace" fo:font-size="10pt" officeooo:rsid="00189290" style:font-size-asian="10pt" style:font-size-complex="10pt"/>
    </style:style>
    <style:style style:name="T13" style:family="text">
      <style:text-properties fo:color="#3f7f5f"/>
    </style:style>
    <style:style style:name="T14" style:family="text">
      <style:text-properties fo:color="#7f0055" fo:font-weight="bold" style:font-weight-asian="bold" style:font-weight-complex="bold"/>
    </style:style>
    <style:style style:name="T15" style:family="text">
      <style:text-properties fo:color="#7f0055" style:font-name="Monospace" fo:font-size="10pt" fo:font-weight="bold" officeooo:rsid="00189290" style:font-size-asian="10pt" style:font-weight-asian="bold" style:font-size-complex="10pt" style:font-weight-complex="bold"/>
    </style:style>
    <style:style style:name="T16" style:family="text">
      <style:text-properties fo:color="#2a00ff"/>
    </style:style>
    <style:style style:name="T17" style:family="text">
      <style:text-properties fo:color="#0000c0"/>
    </style:style>
    <style:style style:name="T18" style:family="text">
      <style:text-properties officeooo:rsid="001892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jout de init-data dans le module batch (</text:span><text:span text:style-name="T1">batch.java</text:span><text:span text:style-name="T3">)</text:span><text:span text:style-name="T1"> </text:span></text:p>
      <text:p text:style-name="P3"/>
      <text:p text:style-name="P3">ajout de jta dans les lib </text:p>
      <text:p text:style-name="P3"/>
      <text:p text:style-name="P3">maj config.properties </text:p>
      <text:p text:style-name="P3"/>
      <text:p text:style-name="P3">Copier le log4j.properties dans le module web </text:p>
      <text:p text:style-name="P3"/>
      <text:p text:style-name="P3">web.xml </text:p>
      <text:p text:style-name="P3"><text:tab/>mis en commentaire de "edu.yale.its.tp.cas.client.filter.validateUrl" </text:p>
      <text:p text:style-name="P3"><text:tab/>appel explicite de cas.url </text:p>
      <text:p text:style-name="P3"/>
      <text:p text:style-name="P3"><text:tab/>&lt;session-timeout&gt;60&lt;/session-timeout&gt; </text:p>
      <text:p text:style-name="P3"><text:tab/>&lt;!--&lt;session-timeout&gt;${sessionTimeout}&lt;/session-timeout&gt; --&gt; </text:p>
      <text:p text:style-name="P3"/>
      <text:p text:style-name="P3">ApplicationContext </text:p>
      <text:p text:style-name="P3"><text:tab/>Mis en commentaire de appels au propriétés du fichier de config. </text:p>
      <text:p text:style-name="P3"><text:tab/>Appel explicite. </text:p>
      <text:p text:style-name="P3"/>
      <text:p text:style-name="P3">Propriétés </text:p>
      <text:p text:style-name="P3"><text:tab/>misc/Application.<text:span text:style-name="T5">xml</text:span> </text:p>
      <text:p text:style-name="P3"><text:tab/><text:tab/>Mis en commentaire de appels au propriétés du fichier de config. </text:p>
      <text:p text:style-name="P3"><text:tab/><text:tab/>Appel explicite. </text:p>
      <text:p text:style-name="P3"/>
      <text:p text:style-name="P3"><text:tab/>dao/hibernate/hibernate.cfg.xml </text:p>
      <text:p text:style-name="P3"><text:tab/><text:tab/>idem </text:p>
      <text:p text:style-name="P3"/>
      <text:p text:style-name="P3">Propriétés </text:p>
      <text:p text:style-name="P3"><text:tab/>jsf/ </text:p>
      <text:p text:style-name="P3"><text:tab/>ajout de <text:s/>commons-pattern-faces-config.xml </text:p>
      <text:p text:style-name="P3"><text:tab/>commons-render-kit.xml </text:p>
      <text:p text:style-name="P3"><text:tab/>fck-faces-config.xml</text:p>
      <text:p text:style-name="P3"/>
      <text:p text:style-name="P2"><text:span text:style-name="T1"><text:tab/></text:span><text:span text:style-name="T2">déplacé de </text:span><text:span text:style-name="T1">de helpdesk-core/src/resources/properties vers <text:tab/><text:tab/>helpdesk-web-jsf-servlet/src/main/webapp/WEB-INF</text:span></text:p>
      <text:p text:style-name="P3"/>
      <text:p text:style-name="P3"/>
      <text:p text:style-name="P2"><text:span text:style-name="T1"><text:tab/>i18n/</text:span><text:span text:style-name="T4">bundles/</text:span></text:p>
      <text:p text:style-name="P2"><text:span text:style-name="T1"><text:tab/></text:span><text:span text:style-name="T2">déplacé </text:span><text:span text:style-name="T1">de helpdesk-core/src/resources/properties vers <text:tab/>helpdesk-web-jsf-servlet/src/resources/properties</text:span></text:p>
      <text:p text:style-name="P4"/>
      <text:p text:style-name="P6"><text:span text:style-name="T1"><text:tab/></text:span><text:span text:style-name="T4">i18n/i18n.xml maintenu dans <text:s/></text:span><text:span text:style-name="T1">helpdesk-core/src/resources/properties/</text:span></text:p>
      <text:p text:style-name="P6"><text:span text:style-name="T1"/></text:p>
      <text:p text:style-name="P5">Propriétés </text:p>
      <text:p text:style-name="P5"><text:span text:style-name="T1"><text:tab/></text:span><text:span text:style-name="T5">cache/ehcache</text:span><text:span text:style-name="T1">/ </text:span></text:p>
      <text:p text:style-name="P7"><text:span text:style-name="T1"><text:s/><text:tab/>Appel explicite </text:span><text:span text:style-name="T5">de &lt;diskstore path&gt;</text:span></text:p>
      <text:p text:style-name="P7"><text:span text:style-name="T5"/></text:p>
      <text:p text:style-name="P14"><text:span text:style-name="T10">org.esupportail.helpdesk.services.application.VersionningServiceImpl</text:span></text:p>
      <text:p text:style-name="P8"><text:span text:style-name="T5"><text:tab/></text:span><text:span text:style-name="T8">Création du premier utilisateur.</text:span></text:p>
      <text:p text:style-name="P8"><text:span text:style-name="T6">initDatabase() : lignes 340 à 342</text:span></text:p>
      <text:p text:style-name="P11"><text:span text:style-name="T8">//User firstAdministrator = <text:tab/><text:tab/><text:tab/>getUserStore().getUserFromRealId(firstAdministratorId);</text:span></text:p>
      <text:p text:style-name="P13"><text:span text:style-name="T13">//create for test jar batch (init-data) in version 3.30.0-alpha2</text:span></text:p>
      <text:p text:style-name="P13"><text:span text:style-name="T9">User firstAdministrator = </text:span><text:span text:style-name="T14">new</text:span><text:span text:style-name="T9"> <text:tab/><text:tab/>User(</text:span><text:span text:style-name="T16">"cas-"</text:span><text:span text:style-name="T9">+</text:span><text:span text:style-name="T17">firstAdministratorId</text:span><text:span text:style-name="T9">,</text:span><text:span text:style-name="T16">"cas"</text:span><text:span text:style-name="T9">,</text:span><text:span text:style-name="T17">firstAdministratorId</text:span><text:span text:style-name="T9">);</text:span></text:p>
      <text:p text:style-name="P3"/>
      <text:p text:style-name="P3"/>
      <text:p text:style-name="P9">org.esupportail.helpdesk.batch.<text:span text:style-name="T18">Batch.java</text:span></text:p>
      <text:p text:style-name="P10"><text:span text:style-name="T18"><text:tab/>Initialisation de la base.</text:span></text:p>
      <text:p text:style-name="P12"><text:span text:style-name="T11"><text:tab/></text:span><text:span text:style-name="T12">InitDatabase() : lignes 132,133</text:span><text:span text:style-name="T11"><text:tab/></text:span></text:p>
      <text:p text:style-name="P10"><text:span text:style-name="T18">Appel de de la méthode </text:span><text:span text:style-name="T6">initDatabase </text:span><text:span text:style-name="T7">de </text:span><text:span text:style-name="T5">org.esupportail.helpdesk.services.application.VersionningServiceImp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henry </meta:initial-creator>
    <meta:creation-date>2013-03-13T15:01:16</meta:creation-date>
    <meta:printed-by>nhenry </meta:printed-by>
    <meta:print-date>2013-03-13T15:16:37</meta:print-date>
    <dc:date>2013-03-14T15:47:25</dc:date>
    <dc:creator>nhenry </dc:creator>
    <meta:editing-duration>PT1H17M18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2" meta:paragraph-count="40" meta:word-count="145" meta:character-count="1671" meta:non-whitespace-character-count="1505"/>
  </office:meta>
</office:document-meta>
</file>